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6626in" svg:height="3.5449in" svg:x="2.8272in" svg:y="0.5752in">
            <draw:object draw:notify-on-update-of-ranges="Sheet1.B1:Sheet1.B1 Sheet1.B2:Sheet1.B51 Sheet1.C1:Sheet1.C1 Sheet1.C2:Sheet1.C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6843in" svg:height="3.5453in" svg:x="2.8051in" svg:y="4.8307in">
            <draw:object draw:notify-on-update-of-ranges="Sheet1.B52:Sheet1.B101 Sheet1.C52:Sheet1.C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6843in" svg:height="3.5449in" svg:x="2.8165in" svg:y="9.098in">
            <draw:object draw:notify-on-update-of-ranges="Sheet1.B102:Sheet1.B151 Sheet1.C102:Sheet1.C15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.7201in" svg:height="3.5429in" svg:x="2.7697in" svg:y="13.3413in">
            <draw:object draw:notify-on-update-of-ranges="Sheet1.B152:Sheet1.B201 Sheet1.C152:Sheet1.C20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.6732in" svg:height="3.5453in" svg:x="2.7949in" svg:y="21.898in">
            <draw:object draw:notify-on-update-of-ranges="Sheet1.B252:Sheet1.B301 Sheet1.C252:Sheet1.C30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.6409in" svg:height="3.5453in" svg:x="2.8276in" svg:y="17.7878in">
            <draw:object draw:notify-on-update-of-ranges="Sheet1.B202:Sheet1.B251 Sheet1.C202:Sheet1.C25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.6949in" svg:height="3.5453in" svg:x="2.7732in" svg:y="26.1437in">
            <draw:object draw:notify-on-update-of-ranges="Sheet1.B302:Sheet1.B351 Sheet1.C302:Sheet1.C35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ervice Ti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589268207550049" calcext:value-type="float">
            <text:p>0.0589268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04929924011231" calcext:value-type="float">
            <text:p>0.06049299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255799293518066" calcext:value-type="float">
            <text:p>0.00255799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6363000869751" calcext:value-type="float">
            <text:p>0.16363000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715889930725098" calcext:value-type="float">
            <text:p>0.07158899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630068778991699" calcext:value-type="float">
            <text:p>0.06300687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607907772064209" calcext:value-type="float">
            <text:p>0.06079077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748758316040039" calcext:value-type="float">
            <text:p>0.0748758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68228006362915" calcext:value-type="float">
            <text:p>0.06822800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43527984619141" calcext:value-type="float">
            <text:p>0.14352798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231289863586426" calcext:value-type="float">
            <text:p>0.00231289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212192535400391" calcext:value-type="float">
            <text:p>0.00212192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97887420654297" calcext:value-type="float">
            <text:p>0.0019788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215697288513184" calcext:value-type="float">
            <text:p>0.00215697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645480155944824" calcext:value-type="float">
            <text:p>0.0645480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595238208770752" calcext:value-type="float">
            <text:p>0.05952382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222611427307129" calcext:value-type="float">
            <text:p>0.00222611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731298923492432" calcext:value-type="float">
            <text:p>0.0731298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618219375610352" calcext:value-type="float">
            <text:p>0.0618219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219297409057617" calcext:value-type="float">
            <text:p>0.00219297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58474063873291" calcext:value-type="float">
            <text:p>0.0584740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107941865921021" calcext:value-type="float">
            <text:p>0.10794186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0234293937683105" calcext:value-type="float">
            <text:p>0.00234293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697629451751709" calcext:value-type="float">
            <text:p>0.06976294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662119388580322" calcext:value-type="float">
            <text:p>0.0662119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792560577392578" calcext:value-type="float">
            <text:p>0.0792560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0238895416259766" calcext:value-type="float">
            <text:p>0.00238895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021369457244873" calcext:value-type="float">
            <text:p>0.0021369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627729892730713" calcext:value-type="float">
            <text:p>0.06277298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315461158752441" calcext:value-type="float">
            <text:p>0.0315461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623400211334229" calcext:value-type="float">
            <text:p>0.06234002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021369457244873" calcext:value-type="float">
            <text:p>0.0021369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00287199020385742" calcext:value-type="float">
            <text:p>0.0028719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0221586227416992" calcext:value-type="float">
            <text:p>0.00221586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608561038970947" calcext:value-type="float">
            <text:p>0.06085610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0217700004577637" calcext:value-type="float">
            <text:p>0.0021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600359439849854" calcext:value-type="float">
            <text:p>0.0600359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600969791412354" calcext:value-type="float">
            <text:p>0.06009697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135288000106812" calcext:value-type="float">
            <text:p>0.135288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0210714340209961" calcext:value-type="float">
            <text:p>0.0021071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0217700004577637" calcext:value-type="float">
            <text:p>0.0021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0232481956481934" calcext:value-type="float">
            <text:p>0.0023248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626630783081055" calcext:value-type="float">
            <text:p>0.06266307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617620944976807" calcext:value-type="float">
            <text:p>0.0617620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0561602115631104" calcext:value-type="float">
            <text:p>0.0561602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00207901000976562" calcext:value-type="float">
            <text:p>0.002079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128873825073242" calcext:value-type="float">
            <text:p>0.12887382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00216794013977051" calcext:value-type="float">
            <text:p>0.00216794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56920051574707" calcext:value-type="float">
            <text:p>0.05692005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229716300964355" calcext:value-type="float">
            <text:p>0.0022971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72202491760254" calcext:value-type="float">
            <text:p>0.002722024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0214004516601562" calcext:value-type="float">
            <text:p>0.0021400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981481075286865" calcext:value-type="float">
            <text:p>0.0981481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89420795440674" calcext:value-type="float">
            <text:p>0.05894207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634090900421143" calcext:value-type="float">
            <text:p>0.0634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570409297943115" calcext:value-type="float">
            <text:p>0.0570409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212001800537109" calcext:value-type="float">
            <text:p>0.00212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696470737457275" calcext:value-type="float">
            <text:p>0.0696470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637049674987793" calcext:value-type="float">
            <text:p>0.0637049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77160120010376" calcext:value-type="float">
            <text:p>0.07716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59128999710083" calcext:value-type="float">
            <text:p>0.0591289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0743470191955566" calcext:value-type="float">
            <text:p>0.0743470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0608739852905274" calcext:value-type="float">
            <text:p>0.06087398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160861015319824" calcext:value-type="float">
            <text:p>0.16086101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2116539478302" calcext:value-type="float">
            <text:p>0.2116539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968818664550781" calcext:value-type="float">
            <text:p>0.0968818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00210094451904297" calcext:value-type="float">
            <text:p>0.00210094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0581769943237305" calcext:value-type="float">
            <text:p>0.05817699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0616168975830078" calcext:value-type="float">
            <text:p>0.06161689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06302976608276" calcext:value-type="float">
            <text:p>0.10630297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0842390060424805" calcext:value-type="float">
            <text:p>0.084239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00383496284484863" calcext:value-type="float">
            <text:p>0.00383496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00234889984130859" calcext:value-type="float">
            <text:p>0.0023488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0235581398010254" calcext:value-type="float">
            <text:p>0.0023558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06278395652771" calcext:value-type="float">
            <text:p>0.06278395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0706720352172852" calcext:value-type="float">
            <text:p>0.07067203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0143311023712158" calcext:value-type="float">
            <text:p>0.0143311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0718019008636475" calcext:value-type="float">
            <text:p>0.0718019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0028228759765625" calcext:value-type="float">
            <text:p>0.0028228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0760700702667236" calcext:value-type="float">
            <text:p>0.076070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0644309520721436" calcext:value-type="float">
            <text:p>0.06443095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0627648830413818" calcext:value-type="float">
            <text:p>0.0627648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00228285789489746" calcext:value-type="float">
            <text:p>0.00228285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0579760074615479" calcext:value-type="float">
            <text:p>0.0579760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0972189903259277" calcext:value-type="float">
            <text:p>0.09721899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.0983290672302246" calcext:value-type="float">
            <text:p>0.09832906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0622920989990234" calcext:value-type="float">
            <text:p>0.0622920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586369037628174" calcext:value-type="float">
            <text:p>0.0586369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67112922668457" calcext:value-type="float">
            <text:p>0.06711292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00231695175170898" calcext:value-type="float">
            <text:p>0.0023169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0582730770111084" calcext:value-type="float">
            <text:p>0.0582730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00250887870788574" calcext:value-type="float">
            <text:p>0.00250887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.0603342056274414" calcext:value-type="float">
            <text:p>0.0603342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.0619750022888184" calcext:value-type="float">
            <text:p>0.06197500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0606188774108887" calcext:value-type="float">
            <text:p>0.06061887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0.0783779621124268" calcext:value-type="float">
            <text:p>0.07837796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0.00822520256042481" calcext:value-type="float">
            <text:p>0.0082252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00234484672546387" calcext:value-type="float">
            <text:p>0.0023448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.112815856933594" calcext:value-type="float">
            <text:p>0.1128158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736019611358643" calcext:value-type="float">
            <text:p>0.07360196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737462043762207" calcext:value-type="float">
            <text:p>0.07374620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572981834411621" calcext:value-type="float">
            <text:p>0.05729818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596890449523926" calcext:value-type="float">
            <text:p>0.05968904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0585730075836182" calcext:value-type="float">
            <text:p>0.05857300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584719181060791" calcext:value-type="float">
            <text:p>0.05847191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844030380249023" calcext:value-type="float">
            <text:p>0.0844030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22120475769043" calcext:value-type="float">
            <text:p>0.00221204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240015983581543" calcext:value-type="float">
            <text:p>0.00240015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810439586639404" calcext:value-type="float">
            <text:p>0.08104395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707077980041504" calcext:value-type="float">
            <text:p>0.070707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105277061462402" calcext:value-type="float">
            <text:p>0.1052770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183517932891846" calcext:value-type="float">
            <text:p>0.18351793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21660327911377" calcext:value-type="float">
            <text:p>0.00216603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700430870056152" calcext:value-type="float">
            <text:p>0.0700430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101771831512451" calcext:value-type="float">
            <text:p>0.10177183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123249053955078" calcext:value-type="float">
            <text:p>0.1232490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612349510192871" calcext:value-type="float">
            <text:p>0.0612349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107650995254517" calcext:value-type="float">
            <text:p>0.10765099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701727867126465" calcext:value-type="float">
            <text:p>0.07017278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223779678344727" calcext:value-type="float">
            <text:p>0.00223779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116292953491211" calcext:value-type="float">
            <text:p>0.11629295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12818717956543" calcext:value-type="float">
            <text:p>0.12818717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264784812927246" calcext:value-type="float">
            <text:p>0.2647848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232023000717163" calcext:value-type="float">
            <text:p>0.2320230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00255799293518066" calcext:value-type="float">
            <text:p>0.00255799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0650959014892578" calcext:value-type="float">
            <text:p>0.0650959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0604360103607178" calcext:value-type="float">
            <text:p>0.0604360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116172075271606" calcext:value-type="float">
            <text:p>0.11617207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00653600692749023" calcext:value-type="float">
            <text:p>0.00653600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0131070613861084" calcext:value-type="float">
            <text:p>0.01310706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00322198867797852" calcext:value-type="float">
            <text:p>0.00322198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53641128540039" calcext:value-type="float">
            <text:p>0.0753641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.0612549781799317" calcext:value-type="float">
            <text:p>0.06125497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.0969681739807129" calcext:value-type="float">
            <text:p>0.0969681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0.00201010704040527" calcext:value-type="float">
            <text:p>0.002010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.130788087844849" calcext:value-type="float">
            <text:p>0.13078808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0732979774475098" calcext:value-type="float">
            <text:p>0.07329797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0215506553649902" calcext:value-type="float">
            <text:p>0.0021550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.0749030113220215" calcext:value-type="float">
            <text:p>0.0749030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00285696983337402" calcext:value-type="float">
            <text:p>0.0028569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.0773861408233643" calcext:value-type="float">
            <text:p>0.07738614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.0550711154937744" calcext:value-type="float">
            <text:p>0.05507111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0.00311803817749023" calcext:value-type="float">
            <text:p>0.0031180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06398606300354" calcext:value-type="float">
            <text:p>0.0639860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.0796740055084229" calcext:value-type="float">
            <text:p>0.07967400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.112267971038818" calcext:value-type="float">
            <text:p>0.1122679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.101843118667603" calcext:value-type="float">
            <text:p>0.10184311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.0663590431213379" calcext:value-type="float">
            <text:p>0.06635904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0.002899169921875" calcext:value-type="float">
            <text:p>0.00289916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712769031524658" calcext:value-type="float">
            <text:p>0.07127690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608830451965332" calcext:value-type="float">
            <text:p>0.06088304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32351016998291" calcext:value-type="float">
            <text:p>0.0032351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118457078933716" calcext:value-type="float">
            <text:p>0.11845707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103845119476318" calcext:value-type="float">
            <text:p>0.10384511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192017078399658" calcext:value-type="float">
            <text:p>0.19201707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651359558105469" calcext:value-type="float">
            <text:p>0.06513595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38909912109375" calcext:value-type="float">
            <text:p>0.003890991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.096796989440918" calcext:value-type="float">
            <text:p>0.09679698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220084190368652" calcext:value-type="float">
            <text:p>0.0022008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762190818786621" calcext:value-type="float">
            <text:p>0.07621908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101388931274414" calcext:value-type="float">
            <text:p>0.10138893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841641426086426" calcext:value-type="float">
            <text:p>0.08416414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114449024200439" calcext:value-type="float">
            <text:p>0.11444902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360321998596191" calcext:value-type="float">
            <text:p>0.003603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948071479797363" calcext:value-type="float">
            <text:p>0.0948071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0091400146484375" calcext:value-type="float">
            <text:p>0.00914001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00270605087280273" calcext:value-type="float">
            <text:p>0.00270605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00228786468505859" calcext:value-type="float">
            <text:p>0.00228786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062047004699707" calcext:value-type="float">
            <text:p>0.06204700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708010196685791" calcext:value-type="float">
            <text:p>0.07080101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.00194191932678223" calcext:value-type="float">
            <text:p>0.00194191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0614681243896484" calcext:value-type="float">
            <text:p>0.06146812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0773921012878418" calcext:value-type="float">
            <text:p>0.07739210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0219640731811523" calcext:value-type="float">
            <text:p>0.02196407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00307512283325195" calcext:value-type="float">
            <text:p>0.00307512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.0027611255645752" calcext:value-type="float">
            <text:p>0.00276112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0838160514831543" calcext:value-type="float">
            <text:p>0.08381605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00208401679992676" calcext:value-type="float">
            <text:p>0.00208401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0790069103240967" calcext:value-type="float">
            <text:p>0.07900691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96292018890381" calcext:value-type="float">
            <text:p>0.05962920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.13276481628418" calcext:value-type="float">
            <text:p>0.13276481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135720014572144" calcext:value-type="float">
            <text:p>0.13572001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0.141856908798218" calcext:value-type="float">
            <text:p>0.14185690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.127576112747192" calcext:value-type="float">
            <text:p>0.1275761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0.0526449680328369" calcext:value-type="float">
            <text:p>0.0526449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0.0625221729278565" calcext:value-type="float">
            <text:p>0.06252217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0.0937361717224121" calcext:value-type="float">
            <text:p>0.0937361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0.138871908187866" calcext:value-type="float">
            <text:p>0.13887190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0.122118949890137" calcext:value-type="float">
            <text:p>0.1221189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400981903076172" calcext:value-type="float">
            <text:p>0.04009819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0.00195598602294922" calcext:value-type="float">
            <text:p>0.0019559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0.0682909488677979" calcext:value-type="float">
            <text:p>0.06829094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.0380890369415283" calcext:value-type="float">
            <text:p>0.03808903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.0753259658813477" calcext:value-type="float">
            <text:p>0.07532596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.133064985275269" calcext:value-type="float">
            <text:p>0.13306498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0.219815969467163" calcext:value-type="float">
            <text:p>0.21981596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0.151084899902344" calcext:value-type="float">
            <text:p>0.1510848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.207124948501587" calcext:value-type="float">
            <text:p>0.20712494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0.160820960998535" calcext:value-type="float">
            <text:p>0.1608209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00445795059204102" calcext:value-type="float">
            <text:p>0.00445795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743989944458008" calcext:value-type="float">
            <text:p>0.07439899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206589698791504" calcext:value-type="float">
            <text:p>0.0020658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111142873764038" calcext:value-type="float">
            <text:p>0.11114287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18611216545105" calcext:value-type="float">
            <text:p>0.18611216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338999032974243" calcext:value-type="float">
            <text:p>0.3389990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425248861312866" calcext:value-type="float">
            <text:p>0.42524886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42008113861084" calcext:value-type="float">
            <text:p>0.42008113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373901844024658" calcext:value-type="float">
            <text:p>0.3739018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35460090637207" calcext:value-type="float">
            <text:p>0.35460090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302815198898315" calcext:value-type="float">
            <text:p>0.30281519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264595031738281" calcext:value-type="float">
            <text:p>0.26459503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263281106948853" calcext:value-type="float">
            <text:p>0.26328110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.0886971950531006" calcext:value-type="float">
            <text:p>0.08869719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151246070861816" calcext:value-type="float">
            <text:p>0.15124607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140034914016724" calcext:value-type="float">
            <text:p>0.140034914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0.197204113006592" calcext:value-type="float">
            <text:p>0.1972041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.243380069732666" calcext:value-type="float">
            <text:p>0.24338006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.167261838912964" calcext:value-type="float">
            <text:p>0.16726183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.216264009475708" calcext:value-type="float">
            <text:p>0.21626400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269093036651611" calcext:value-type="float">
            <text:p>0.26909303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.32039213180542" calcext:value-type="float">
            <text:p>0.3203921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.339223861694336" calcext:value-type="float">
            <text:p>0.33922386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.432045936584473" calcext:value-type="float">
            <text:p>0.43204593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.534192085266113" calcext:value-type="float">
            <text:p>0.53419208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.633615016937256" calcext:value-type="float">
            <text:p>0.63361501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.641340017318726" calcext:value-type="float">
            <text:p>0.64134001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0.600099802017212" calcext:value-type="float">
            <text:p>0.6000998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.503422975540161" calcext:value-type="float">
            <text:p>0.50342297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.588513851165772" calcext:value-type="float">
            <text:p>0.58851385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.533204078674316" calcext:value-type="float">
            <text:p>0.53320407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0.566905975341797" calcext:value-type="float">
            <text:p>0.56690597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.551608085632324" calcext:value-type="float">
            <text:p>0.55160808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0.640846967697144" calcext:value-type="float">
            <text:p>0.64084696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0.642575979232788" calcext:value-type="float">
            <text:p>0.64257597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0.746482133865356" calcext:value-type="float">
            <text:p>0.74648213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0.89241099357605" calcext:value-type="float">
            <text:p>0.89241099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914549112319946" calcext:value-type="float">
            <text:p>0.91454911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.03458499908447" calcext:value-type="float">
            <text:p>1.03458499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0.966326951980591" calcext:value-type="float">
            <text:p>0.9663269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.898654937744141" calcext:value-type="float">
            <text:p>0.89865493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0.897962808609009" calcext:value-type="float">
            <text:p>0.89796280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0.910375833511352" calcext:value-type="float">
            <text:p>0.91037583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0.962523937225342" calcext:value-type="float">
            <text:p>0.96252393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0.91753101348877" calcext:value-type="float">
            <text:p>0.91753101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.01292014122009" calcext:value-type="float">
            <text:p>1.01292014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0.939850091934204" calcext:value-type="float">
            <text:p>0.93985009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0.952162027359009" calcext:value-type="float">
            <text:p>0.95216202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0.937923908233643" calcext:value-type="float">
            <text:p>0.93792390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0.915081977844238" calcext:value-type="float">
            <text:p>0.91508197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707743883132935" calcext:value-type="float">
            <text:p>0.70774388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0564813613891602" calcext:value-type="float">
            <text:p>0.00564813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172302007675171" calcext:value-type="float">
            <text:p>0.17230200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156600952148438" calcext:value-type="float">
            <text:p>0.15660095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153067827224731" calcext:value-type="float">
            <text:p>0.15306782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150803089141846" calcext:value-type="float">
            <text:p>0.15080308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210185050964355" calcext:value-type="float">
            <text:p>0.2101850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207685947418213" calcext:value-type="float">
            <text:p>0.20768594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276816844940186" calcext:value-type="float">
            <text:p>0.27681684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33957314491272" calcext:value-type="float">
            <text:p>0.33957314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.412961959838867" calcext:value-type="float">
            <text:p>0.41296195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.375940084457398" calcext:value-type="float">
            <text:p>0.37594008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.43070387840271" calcext:value-type="float">
            <text:p>0.43070387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.517246961593628" calcext:value-type="float">
            <text:p>0.51724696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0.599379062652588" calcext:value-type="float">
            <text:p>0.59937906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.705121040344238" calcext:value-type="float">
            <text:p>0.70512104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.685204982757568" calcext:value-type="float">
            <text:p>0.68520498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0.622375011444092" calcext:value-type="float">
            <text:p>0.62237501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0.618649959564209" calcext:value-type="float">
            <text:p>0.61864995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0.751650094985962" calcext:value-type="float">
            <text:p>0.7516500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.745672941207886" calcext:value-type="float">
            <text:p>0.74567294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.746574878692627" calcext:value-type="float">
            <text:p>0.74657487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.897861003875732" calcext:value-type="float">
            <text:p>0.89786100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.899210929870606" calcext:value-type="float">
            <text:p>0.89921092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.987598896026611" calcext:value-type="float">
            <text:p>0.9875988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.04651618003845" calcext:value-type="float">
            <text:p>1.046516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.04923295974731" calcext:value-type="float">
            <text:p>1.04923295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.07745409011841" calcext:value-type="float">
            <text:p>1.07745409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.11815595626831" calcext:value-type="float">
            <text:p>1.11815595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.04856419563293" calcext:value-type="float">
            <text:p>1.04856419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.06359195709229" calcext:value-type="float">
            <text:p>1.06359195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.16440606117249" calcext:value-type="float">
            <text:p>1.1644060612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.3129141330719" calcext:value-type="float">
            <text:p>1.31291413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.29610300064087" calcext:value-type="float">
            <text:p>1.29610300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.44244384765625" calcext:value-type="float">
            <text:p>1.44244384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.47026705741882" calcext:value-type="float">
            <text:p>1.47026705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.47099494934082" calcext:value-type="float">
            <text:p>1.47099494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1.43778300285339" calcext:value-type="float">
            <text:p>1.43778300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.38053297996521" calcext:value-type="float">
            <text:p>1.380532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1.46367502212524" calcext:value-type="float">
            <text:p>1.46367502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.52701902389526" calcext:value-type="float">
            <text:p>1.52701902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1.58835005760193" calcext:value-type="float">
            <text:p>1.58835005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.65571999549866" calcext:value-type="float">
            <text:p>1.65571999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.79499316215515" calcext:value-type="float">
            <text:p>1.79499316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.71513390541077" calcext:value-type="float">
            <text:p>1.71513390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.79511213302612" calcext:value-type="float">
            <text:p>1.7951121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1.93850207328796" calcext:value-type="float">
            <text:p>1.93850207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1.94037914276123" calcext:value-type="float">
            <text:p>1.94037914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2.07008218765259" calcext:value-type="float">
            <text:p>2.07008218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2.06488299369812" calcext:value-type="float">
            <text:p>2.06488299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.00784683227539" calcext:value-type="float">
            <text:p>2.00784683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6732931137085" calcext:value-type="float">
            <text:p>0.01673293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107825040817261" calcext:value-type="float">
            <text:p>0.10782504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106242895126343" calcext:value-type="float">
            <text:p>0.10624289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214355945587158" calcext:value-type="float">
            <text:p>0.21435594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290718793869019" calcext:value-type="float">
            <text:p>0.29071879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371202945709229" calcext:value-type="float">
            <text:p>0.37120294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413816928863525" calcext:value-type="float">
            <text:p>0.41381692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555464029312134" calcext:value-type="float">
            <text:p>0.55546402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0.539049863815308" calcext:value-type="float">
            <text:p>0.53904986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527105093002319" calcext:value-type="float">
            <text:p>0.5271050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.607303857803345" calcext:value-type="float">
            <text:p>0.60730385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0.773380041122437" calcext:value-type="float">
            <text:p>0.77338004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0.770622968673706" calcext:value-type="float">
            <text:p>0.77062296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0.907098054885864" calcext:value-type="float">
            <text:p>0.90709805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.03568601608276" calcext:value-type="float">
            <text:p>1.03568601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12272906303406" calcext:value-type="float">
            <text:p>1.1227290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19273900985718" calcext:value-type="float">
            <text:p>1.19273900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.17389893531799" calcext:value-type="float">
            <text:p>1.17389893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.27390813827515" calcext:value-type="float">
            <text:p>1.27390813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.34779810905457" calcext:value-type="float">
            <text:p>1.34779810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.31450700759888" calcext:value-type="float">
            <text:p>1.31450700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.45166897773743" calcext:value-type="float">
            <text:p>1.45166897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.45856904983521" calcext:value-type="float">
            <text:p>1.45856904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1.53770208358765" calcext:value-type="float">
            <text:p>1.53770208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.63248300552368" calcext:value-type="float">
            <text:p>1.63248300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1.61757683753967" calcext:value-type="float">
            <text:p>1.61757683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1.74103212356567" calcext:value-type="float">
            <text:p>1.74103212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.84656810760498" calcext:value-type="float">
            <text:p>1.84656810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.90944790840149" calcext:value-type="float">
            <text:p>1.90944790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.98287200927734" calcext:value-type="float">
            <text:p>1.98287200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1.9801778793335" calcext:value-type="float">
            <text:p>1.98017787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.05133605003357" calcext:value-type="float">
            <text:p>2.051336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2.13119196891785" calcext:value-type="float">
            <text:p>2.13119196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2.21195292472839" calcext:value-type="float">
            <text:p>2.21195292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2.19213104248047" calcext:value-type="float">
            <text:p>2.19213104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2.29829788208008" calcext:value-type="float">
            <text:p>2.29829788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.44662499427795" calcext:value-type="float">
            <text:p>2.44662499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2.61093497276306" calcext:value-type="float">
            <text:p>2.61093497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2.71973586082458" calcext:value-type="float">
            <text:p>2.71973586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.7209529876709" calcext:value-type="float">
            <text:p>2.72095298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2.72291398048401" calcext:value-type="float">
            <text:p>2.72291398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2.71509289741516" calcext:value-type="float">
            <text:p>2.71509289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2.77985286712646" calcext:value-type="float">
            <text:p>2.77985286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2.85201287269592" calcext:value-type="float">
            <text:p>2.85201287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2.96525597572327" calcext:value-type="float">
            <text:p>2.96525597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3.05728197097778" calcext:value-type="float">
            <text:p>3.0572819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3.21247982978821" calcext:value-type="float">
            <text:p>3.21247982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.1846649646759" calcext:value-type="float">
            <text:p>3.18466496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3.29955101013184" calcext:value-type="float">
            <text:p>3.29955101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3.28585314750671" calcext:value-type="float">
            <text:p>3.28585314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191128015518189" calcext:value-type="float">
            <text:p>0.19112801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332168102264404" calcext:value-type="float">
            <text:p>0.33216810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402237892150879" calcext:value-type="float">
            <text:p>0.40223789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39865517616272" calcext:value-type="float">
            <text:p>0.39865517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519232034683228" calcext:value-type="float">
            <text:p>0.51923203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590839147567749" calcext:value-type="float">
            <text:p>0.59083914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0.705473184585571" calcext:value-type="float">
            <text:p>0.70547318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.705559015274048" calcext:value-type="float">
            <text:p>0.70555901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0.693545818328857" calcext:value-type="float">
            <text:p>0.69354581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.847684860229492" calcext:value-type="float">
            <text:p>0.84768486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.04749011993408" calcext:value-type="float">
            <text:p>1.04749011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.04725003242493" calcext:value-type="float">
            <text:p>1.04725003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.17880511283875" calcext:value-type="float">
            <text:p>1.1788051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.2560510635376" calcext:value-type="float">
            <text:p>1.25605106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1.23241019248962" calcext:value-type="float">
            <text:p>1.23241019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.31234002113342" calcext:value-type="float">
            <text:p>1.31234002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.38395810127258" calcext:value-type="float">
            <text:p>1.38395810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.38352203369141" calcext:value-type="float">
            <text:p>1.38352203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1.44733810424805" calcext:value-type="float">
            <text:p>1.44733810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1.51264595985413" calcext:value-type="float">
            <text:p>1.51264595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.50799107551575" calcext:value-type="float">
            <text:p>1.50799107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.58831882476807" calcext:value-type="float">
            <text:p>1.58831882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  <table:table-cell office:value-type="float" office:value="1.58865308761597" calcext:value-type="float">
            <text:p>1.58865308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1.68522500991821" calcext:value-type="float">
            <text:p>1.68522500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.68869590759277" calcext:value-type="float">
            <text:p>1.68869590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1.83120512962341" calcext:value-type="float">
            <text:p>1.83120512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.98524403572083" calcext:value-type="float">
            <text:p>1.98524403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2.06347298622131" calcext:value-type="float">
            <text:p>2.06347298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2.06451797485352" calcext:value-type="float">
            <text:p>2.06451797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2.12110900878906" calcext:value-type="float">
            <text:p>2.12110900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office:value-type="float" office:value="2.20937395095825" calcext:value-type="float">
            <text:p>2.2093739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.20739912986755" calcext:value-type="float">
            <text:p>2.20739912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" calcext:value-type="float">
            <text:p>33</text:p>
          </table:table-cell>
          <table:table-cell office:value-type="float" office:value="2.28832483291626" calcext:value-type="float">
            <text:p>2.28832483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  <table:table-cell office:value-type="float" office:value="2.32718205451965" calcext:value-type="float">
            <text:p>2.32718205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2.37801599502563" calcext:value-type="float">
            <text:p>2.3780159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" calcext:value-type="float">
            <text:p>36</text:p>
          </table:table-cell>
          <table:table-cell office:value-type="float" office:value="2.45274591445923" calcext:value-type="float">
            <text:p>2.45274591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office:value-type="float" office:value="2.51847410202026" calcext:value-type="float">
            <text:p>2.5184741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 office:value-type="float" office:value="2.60726189613342" calcext:value-type="float">
            <text:p>2.60726189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2.75360488891602" calcext:value-type="float">
            <text:p>2.75360488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2.74957299232483" calcext:value-type="float">
            <text:p>2.74957299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1" calcext:value-type="float">
            <text:p>41</text:p>
          </table:table-cell>
          <table:table-cell office:value-type="float" office:value="2.74665284156799" calcext:value-type="float">
            <text:p>2.74665284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2.88404297828674" calcext:value-type="float">
            <text:p>2.88404297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2.88994693756104" calcext:value-type="float">
            <text:p>2.88994693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2.97438216209412" calcext:value-type="float">
            <text:p>2.97438216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2.96934700012207" calcext:value-type="float">
            <text:p>2.96934700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3.04514384269714" calcext:value-type="float">
            <text:p>3.04514384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3.1175479888916" calcext:value-type="float">
            <text:p>3.11754798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3.11911392211914" calcext:value-type="float">
            <text:p>3.11911392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3.16525912284851" calcext:value-type="float">
            <text:p>3.16525912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3.2299017906189" calcext:value-type="float">
            <text:p>3.22990179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721890926361084" calcext:value-type="float">
            <text:p>0.07218909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708041191101074" calcext:value-type="float">
            <text:p>0.07080411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154890060424805" calcext:value-type="float">
            <text:p>0.15489006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248200178146362" calcext:value-type="float">
            <text:p>0.24820017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342533111572266" calcext:value-type="float">
            <text:p>0.34253311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0.344963073730469" calcext:value-type="float">
            <text:p>0.34496307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0.469442844390869" calcext:value-type="float">
            <text:p>0.46944284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.47667384147644" calcext:value-type="float">
            <text:p>0.47667384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0.601391077041626" calcext:value-type="float">
            <text:p>0.6013910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.712042808532715" calcext:value-type="float">
            <text:p>0.71204280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0.716168165206909" calcext:value-type="float">
            <text:p>0.71616816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0.718782901763916" calcext:value-type="float">
            <text:p>0.71878290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.84077000617981" calcext:value-type="float">
            <text:p>0.840770006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0.935328960418701" calcext:value-type="float">
            <text:p>0.93532896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0.937771081924438" calcext:value-type="float">
            <text:p>0.93777108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940057039260864" calcext:value-type="float">
            <text:p>0.94005703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.02834916114807" calcext:value-type="float">
            <text:p>1.02834916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1.10368013381958" calcext:value-type="float">
            <text:p>1.10368013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.1896550655365" calcext:value-type="float">
            <text:p>1.18965506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1.35624885559082" calcext:value-type="float">
            <text:p>1.35624885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office:value-type="float" office:value="1.36043286323547" calcext:value-type="float">
            <text:p>1.360432863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" calcext:value-type="float">
            <text:p>22</text:p>
          </table:table-cell>
          <table:table-cell office:value-type="float" office:value="1.50865721702576" calcext:value-type="float">
            <text:p>1.5086572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" calcext:value-type="float">
            <text:p>23</text:p>
          </table:table-cell>
          <table:table-cell office:value-type="float" office:value="1.50863003730774" calcext:value-type="float">
            <text:p>1.50863003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" calcext:value-type="float">
            <text:p>24</text:p>
          </table:table-cell>
          <table:table-cell office:value-type="float" office:value="1.66051316261292" calcext:value-type="float">
            <text:p>1.66051316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1.84183788299561" calcext:value-type="float">
            <text:p>1.8418378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float" office:value="1.84455108642578" calcext:value-type="float">
            <text:p>1.84455108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7" calcext:value-type="float">
            <text:p>27</text:p>
          </table:table-cell>
          <table:table-cell office:value-type="float" office:value="1.93621897697449" calcext:value-type="float">
            <text:p>1.9362189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2.01118278503418" calcext:value-type="float">
            <text:p>2.0111827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" calcext:value-type="float">
            <text:p>29</text:p>
          </table:table-cell>
          <table:table-cell office:value-type="float" office:value="2.08080101013184" calcext:value-type="float">
            <text:p>2.08080101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float" office:value="2.14000391960144" calcext:value-type="float">
            <text:p>2.14000391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1" calcext:value-type="float">
            <text:p>31</text:p>
          </table:table-cell>
          <table:table-cell office:value-type="float" office:value="2.20887494087219" calcext:value-type="float">
            <text:p>2.20887494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.29207420349121" calcext:value-type="float">
            <text:p>2.29207420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3" calcext:value-type="float">
            <text:p>33</text:p>
          </table:table-cell>
          <table:table-cell office:value-type="float" office:value="2.3918309211731" calcext:value-type="float">
            <text:p>2.39183092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4" calcext:value-type="float">
            <text:p>34</text:p>
          </table:table-cell>
          <table:table-cell office:value-type="float" office:value="2.54187512397766" calcext:value-type="float">
            <text:p>2.5418751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5" calcext:value-type="float">
            <text:p>35</text:p>
          </table:table-cell>
          <table:table-cell office:value-type="float" office:value="2.54334902763367" calcext:value-type="float">
            <text:p>2.543349027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office:value-type="float" office:value="2.71435809135437" calcext:value-type="float">
            <text:p>2.71435809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7" calcext:value-type="float">
            <text:p>37</text:p>
          </table:table-cell>
          <table:table-cell office:value-type="float" office:value="2.71392607688904" calcext:value-type="float">
            <text:p>2.71392607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8" calcext:value-type="float">
            <text:p>38</text:p>
          </table:table-cell>
          <table:table-cell office:value-type="float" office:value="2.81583786010742" calcext:value-type="float">
            <text:p>2.81583786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9" calcext:value-type="float">
            <text:p>39</text:p>
          </table:table-cell>
          <table:table-cell office:value-type="float" office:value="2.91430902481079" calcext:value-type="float">
            <text:p>2.91430902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office:value-type="float" office:value="2.98138308525085" calcext:value-type="float">
            <text:p>2.98138308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1" calcext:value-type="float">
            <text:p>41</text:p>
          </table:table-cell>
          <table:table-cell office:value-type="float" office:value="3.03023290634155" calcext:value-type="float">
            <text:p>3.03023290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2" calcext:value-type="float">
            <text:p>42</text:p>
          </table:table-cell>
          <table:table-cell office:value-type="float" office:value="3.09614992141724" calcext:value-type="float">
            <text:p>3.09614992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3" calcext:value-type="float">
            <text:p>43</text:p>
          </table:table-cell>
          <table:table-cell office:value-type="float" office:value="3.0978639125824" calcext:value-type="float">
            <text:p>3.09786391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office:value-type="float" office:value="3.19181084632874" calcext:value-type="float">
            <text:p>3.19181084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5" calcext:value-type="float">
            <text:p>45</text:p>
          </table:table-cell>
          <table:table-cell office:value-type="float" office:value="3.28731679916382" calcext:value-type="float">
            <text:p>3.287316799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6" calcext:value-type="float">
            <text:p>46</text:p>
          </table:table-cell>
          <table:table-cell office:value-type="float" office:value="3.43042302131653" calcext:value-type="float">
            <text:p>3.43042302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" calcext:value-type="float">
            <text:p>47</text:p>
          </table:table-cell>
          <table:table-cell office:value-type="float" office:value="3.55059313774109" calcext:value-type="float">
            <text:p>3.55059313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office:value-type="float" office:value="3.64685916900635" calcext:value-type="float">
            <text:p>3.6468591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9" calcext:value-type="float">
            <text:p>49</text:p>
          </table:table-cell>
          <table:table-cell office:value-type="float" office:value="3.78785300254822" calcext:value-type="float">
            <text:p>3.78785300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3.78884792327881" calcext:value-type="float">
            <text:p>3.78884792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177388191223145" calcext:value-type="float">
            <text:p>0.01773881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0.0248579978942871" calcext:value-type="float">
            <text:p>0.02485799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0.0253190994262695" calcext:value-type="float">
            <text:p>0.02531909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0.105899810791016" calcext:value-type="float">
            <text:p>0.10589981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0.16658091545105" calcext:value-type="float">
            <text:p>0.16658091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0.154721975326538" calcext:value-type="float">
            <text:p>0.15472197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0.221721887588501" calcext:value-type="float">
            <text:p>0.22172188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0.297811031341553" calcext:value-type="float">
            <text:p>0.29781103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0.399357080459595" calcext:value-type="float">
            <text:p>0.39935708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0.553189992904663" calcext:value-type="float">
            <text:p>0.55318999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0.680768013000488" calcext:value-type="float">
            <text:p>0.6807680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0.688366889953613" calcext:value-type="float">
            <text:p>0.688366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0.804522037506104" calcext:value-type="float">
            <text:p>0.80452203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0.805927991867065" calcext:value-type="float">
            <text:p>0.80592799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0.818065881729126" calcext:value-type="float">
            <text:p>0.81806588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0.817731142044067" calcext:value-type="float">
            <text:p>0.81773114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7" calcext:value-type="float">
            <text:p>17</text:p>
          </table:table-cell>
          <table:table-cell office:value-type="float" office:value="0.942785024642944" calcext:value-type="float">
            <text:p>0.942785024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1.02596402168274" calcext:value-type="float">
            <text:p>1.02596402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9" calcext:value-type="float">
            <text:p>19</text:p>
          </table:table-cell>
          <table:table-cell office:value-type="float" office:value="1.11262011528015" calcext:value-type="float">
            <text:p>1.11262011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1.1933798789978" calcext:value-type="float">
            <text:p>1.1933798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1" calcext:value-type="float">
            <text:p>21</text:p>
          </table:table-cell>
          <table:table-cell office:value-type="float" office:value="1.26819777488709" calcext:value-type="float">
            <text:p>1.26819777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" calcext:value-type="float">
            <text:p>22</text:p>
          </table:table-cell>
          <table:table-cell office:value-type="float" office:value="1.27149200439453" calcext:value-type="float">
            <text:p>1.27149200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3" calcext:value-type="float">
            <text:p>23</text:p>
          </table:table-cell>
          <table:table-cell office:value-type="float" office:value="1.27213978767395" calcext:value-type="float">
            <text:p>1.272139787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4" calcext:value-type="float">
            <text:p>24</text:p>
          </table:table-cell>
          <table:table-cell office:value-type="float" office:value="1.2730278968811" calcext:value-type="float">
            <text:p>1.27302789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" calcext:value-type="float">
            <text:p>25</text:p>
          </table:table-cell>
          <table:table-cell office:value-type="float" office:value="1.34702801704407" calcext:value-type="float">
            <text:p>1.3470280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" calcext:value-type="float">
            <text:p>26</text:p>
          </table:table-cell>
          <table:table-cell office:value-type="float" office:value="1.35034704208374" calcext:value-type="float">
            <text:p>1.35034704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7" calcext:value-type="float">
            <text:p>27</text:p>
          </table:table-cell>
          <table:table-cell office:value-type="float" office:value="1.43961000442505" calcext:value-type="float">
            <text:p>1.43961000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.44150614738464" calcext:value-type="float">
            <text:p>1.44150614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9" calcext:value-type="float">
            <text:p>29</text:p>
          </table:table-cell>
          <table:table-cell office:value-type="float" office:value="1.53283715248108" calcext:value-type="float">
            <text:p>1.53283715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0" calcext:value-type="float">
            <text:p>30</text:p>
          </table:table-cell>
          <table:table-cell office:value-type="float" office:value="1.61879086494446" calcext:value-type="float">
            <text:p>1.61879086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1" calcext:value-type="float">
            <text:p>31</text:p>
          </table:table-cell>
          <table:table-cell office:value-type="float" office:value="1.62114095687866" calcext:value-type="float">
            <text:p>1.62114095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70783019065857" calcext:value-type="float">
            <text:p>1.70783019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3" calcext:value-type="float">
            <text:p>33</text:p>
          </table:table-cell>
          <table:table-cell office:value-type="float" office:value="1.86521315574646" calcext:value-type="float">
            <text:p>1.86521315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4" calcext:value-type="float">
            <text:p>34</text:p>
          </table:table-cell>
          <table:table-cell office:value-type="float" office:value="2.03995013237" calcext:value-type="float">
            <text:p>2.03995013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5" calcext:value-type="float">
            <text:p>35</text:p>
          </table:table-cell>
          <table:table-cell office:value-type="float" office:value="2.13631582260132" calcext:value-type="float">
            <text:p>2.13631582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6" calcext:value-type="float">
            <text:p>36</text:p>
          </table:table-cell>
          <table:table-cell office:value-type="float" office:value="2.21359801292419" calcext:value-type="float">
            <text:p>2.21359801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7" calcext:value-type="float">
            <text:p>37</text:p>
          </table:table-cell>
          <table:table-cell office:value-type="float" office:value="2.30006289482117" calcext:value-type="float">
            <text:p>2.300062894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8" calcext:value-type="float">
            <text:p>38</text:p>
          </table:table-cell>
          <table:table-cell office:value-type="float" office:value="2.37463903427124" calcext:value-type="float">
            <text:p>2.374639034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9" calcext:value-type="float">
            <text:p>39</text:p>
          </table:table-cell>
          <table:table-cell office:value-type="float" office:value="2.44692492485046" calcext:value-type="float">
            <text:p>2.44692492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office:value-type="float" office:value="2.57709884643555" calcext:value-type="float">
            <text:p>2.57709884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1" calcext:value-type="float">
            <text:p>41</text:p>
          </table:table-cell>
          <table:table-cell office:value-type="float" office:value="2.58400702476501" calcext:value-type="float">
            <text:p>2.584007024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2" calcext:value-type="float">
            <text:p>42</text:p>
          </table:table-cell>
          <table:table-cell office:value-type="float" office:value="2.58685517311096" calcext:value-type="float">
            <text:p>2.58685517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3" calcext:value-type="float">
            <text:p>43</text:p>
          </table:table-cell>
          <table:table-cell office:value-type="float" office:value="2.71643304824829" calcext:value-type="float">
            <text:p>2.71643304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" calcext:value-type="float">
            <text:p>44</text:p>
          </table:table-cell>
          <table:table-cell office:value-type="float" office:value="2.71800899505615" calcext:value-type="float">
            <text:p>2.71800899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" calcext:value-type="float">
            <text:p>45</text:p>
          </table:table-cell>
          <table:table-cell office:value-type="float" office:value="2.71783494949341" calcext:value-type="float">
            <text:p>2.71783494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6" calcext:value-type="float">
            <text:p>46</text:p>
          </table:table-cell>
          <table:table-cell office:value-type="float" office:value="2.8372061252594" calcext:value-type="float">
            <text:p>2.83720612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7" calcext:value-type="float">
            <text:p>47</text:p>
          </table:table-cell>
          <table:table-cell office:value-type="float" office:value="2.95083403587341" calcext:value-type="float">
            <text:p>2.95083403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8" calcext:value-type="float">
            <text:p>48</text:p>
          </table:table-cell>
          <table:table-cell office:value-type="float" office:value="2.95205998420715" calcext:value-type="float">
            <text:p>2.952059984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9" calcext:value-type="float">
            <text:p>49</text:p>
          </table:table-cell>
          <table:table-cell office:value-type="float" office:value="3.04963207244873" calcext:value-type="float">
            <text:p>3.04963207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3.13943195343018" calcext:value-type="float">
            <text:p>3.13943195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8T19:25:18.945133747</dc:date>
    <meta:document-statistic meta:table-count="1" meta:cell-count="1503" meta:object-count="7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44cm" svg:height="9.005cm" xlink:href=".." xlink:type="simple" chart:class="chart:scatter" chart:style-name="ch1">
        <chart:title svg:x="10.681cm" svg:y="0.316cm" chart:style-name="ch2">
          <text:p>Plot for mean 1</text:p>
        </chart:title>
        <chart:plot-area chart:style-name="ch3" table:cell-range-address="Sheet1.B1:Sheet1.C51" chart:data-source-has-labels="row" svg:x="1.501cm" svg:y="1.301cm" svg:width="22.553cm" svg:height="6.543cm">
          <chartooo:coordinate-region svg:x="2.413cm" svg:y="1.5cm" svg:width="21.454cm" svg:height="5.697cm"/>
          <chart:axis chart:dimension="x" chart:name="primary-x" chart:style-name="ch4">
            <chart:title svg:x="12.283cm" svg:y="8.024cm" chart:style-name="ch5">
              <text:p>Count</text:p>
            </chart:title>
          </chart:axis>
          <chart:axis chart:dimension="y" chart:name="primary-y" chart:style-name="ch4">
            <chart:title svg:x="0.451cm" svg:y="5.542cm" chart:style-name="ch6">
              <text:p>Service Time</text:p>
            </chart:title>
            <chart:grid chart:style-name="ch7" chart:class="major"/>
          </chart:axis>
          <chart:series chart:style-name="ch8" chart:values-cell-range-address="Sheet1.C2:Sheet1.C51" chart:label-cell-address="Sheet1.C1:Sheet1.C1" chart:class="chart:scatter">
            <chart:domain table:cell-range-address="Sheet1.B2:Sheet1.B5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vice 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51</svg:desc>
                </draw:g>
              </table:table-cell>
              <table:table-cell office:value-type="float" office:value="0.0589268207550049">
                <text:p>0.0589268207550049</text:p>
                <draw:g>
                  <svg:desc>Sheet1.C2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04929924011231">
                <text:p>0.0604929924011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55799293518066">
                <text:p>0.00255799293518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6363000869751">
                <text:p>0.16363000869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715889930725098">
                <text:p>0.0715889930725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630068778991699">
                <text:p>0.0630068778991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607907772064209">
                <text:p>0.0607907772064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748758316040039">
                <text:p>0.0748758316040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68228006362915">
                <text:p>0.068228006362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43527984619141">
                <text:p>0.1435279846191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231289863586426">
                <text:p>0.002312898635864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212192535400391">
                <text:p>0.00212192535400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197887420654297">
                <text:p>0.00197887420654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215697288513184">
                <text:p>0.00215697288513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645480155944824">
                <text:p>0.0645480155944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595238208770752">
                <text:p>0.05952382087707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222611427307129">
                <text:p>0.00222611427307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731298923492432">
                <text:p>0.0731298923492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618219375610352">
                <text:p>0.06182193756103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219297409057617">
                <text:p>0.002192974090576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58474063873291">
                <text:p>0.058474063873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07941865921021">
                <text:p>0.1079418659210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234293937683105">
                <text:p>0.002342939376831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697629451751709">
                <text:p>0.06976294517517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662119388580322">
                <text:p>0.06621193885803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792560577392578">
                <text:p>0.07925605773925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238895416259766">
                <text:p>0.00238895416259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21369457244873">
                <text:p>0.00213694572448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627729892730713">
                <text:p>0.06277298927307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315461158752441">
                <text:p>0.03154611587524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623400211334229">
                <text:p>0.06234002113342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21369457244873">
                <text:p>0.00213694572448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287199020385742">
                <text:p>0.00287199020385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221586227416992">
                <text:p>0.002215862274169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608561038970947">
                <text:p>0.06085610389709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217700004577637">
                <text:p>0.002177000045776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600359439849854">
                <text:p>0.06003594398498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600969791412354">
                <text:p>0.06009697914123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35288000106812">
                <text:p>0.135288000106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210714340209961">
                <text:p>0.00210714340209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17700004577637">
                <text:p>0.00217700004577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232481956481934">
                <text:p>0.002324819564819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626630783081055">
                <text:p>0.0626630783081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617620944976807">
                <text:p>0.0617620944976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561602115631104">
                <text:p>0.05616021156311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207901000976562">
                <text:p>0.002079010009765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28873825073242">
                <text:p>0.128873825073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216794013977051">
                <text:p>0.002167940139770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56920051574707">
                <text:p>0.0569200515747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229716300964355">
                <text:p>0.00229716300964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99cm" svg:height="9.006cm" xlink:href=".." xlink:type="simple" chart:class="chart:scatter" chart:style-name="ch1">
        <chart:title svg:x="10.708cm" svg:y="0.316cm" chart:style-name="ch2">
          <text:p>Plot for mean 2</text:p>
        </chart:title>
        <chart:plot-area chart:style-name="ch3" table:cell-range-address="Sheet1.B52:Sheet1.C101" svg:x="1.502cm" svg:y="1.301cm" svg:width="22.606cm" svg:height="6.544cm">
          <chartooo:coordinate-region svg:x="2.414cm" svg:y="1.5cm" svg:width="21.507cm" svg:height="5.698cm"/>
          <chart:axis chart:dimension="x" chart:name="primary-x" chart:style-name="ch4">
            <chart:title svg:x="12.311cm" svg:y="8.025cm" chart:style-name="ch5">
              <text:p>Count</text:p>
            </chart:title>
          </chart:axis>
          <chart:axis chart:dimension="y" chart:name="primary-y" chart:style-name="ch4">
            <chart:title svg:x="0.451cm" svg:y="5.543cm" chart:style-name="ch6">
              <text:p>Service Time</text:p>
            </chart:title>
            <chart:grid chart:style-name="ch7" chart:class="major"/>
          </chart:axis>
          <chart:series chart:style-name="ch8" chart:values-cell-range-address="Sheet1.C52:Sheet1.C101" chart:class="chart:scatter">
            <chart:domain table:cell-range-address="Sheet1.B52:Sheet1.B10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2:Sheet1.B101</svg:desc>
                </draw:g>
              </table:table-cell>
              <table:table-cell office:value-type="float" office:value="0.00272202491760254">
                <text:p>0.00272202491760254</text:p>
                <draw:g>
                  <svg:desc>Sheet1.C52:Sheet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14004516601562">
                <text:p>0.002140045166015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981481075286865">
                <text:p>0.0981481075286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589420795440674">
                <text:p>0.0589420795440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634090900421143">
                <text:p>0.0634090900421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70409297943115">
                <text:p>0.0570409297943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212001800537109">
                <text:p>0.00212001800537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696470737457275">
                <text:p>0.0696470737457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637049674987793">
                <text:p>0.06370496749877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77160120010376">
                <text:p>0.077160120010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59128999710083">
                <text:p>0.0591289997100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743470191955566">
                <text:p>0.07434701919555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608739852905274">
                <text:p>0.06087398529052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60861015319824">
                <text:p>0.1608610153198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116539478302">
                <text:p>0.2116539478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968818664550781">
                <text:p>0.09688186645507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210094451904297">
                <text:p>0.002100944519042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581769943237305">
                <text:p>0.05817699432373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616168975830078">
                <text:p>0.06161689758300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06302976608276">
                <text:p>0.1063029766082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842390060424805">
                <text:p>0.08423900604248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383496284484863">
                <text:p>0.00383496284484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234889984130859">
                <text:p>0.00234889984130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235581398010254">
                <text:p>0.00235581398010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6278395652771">
                <text:p>0.062783956527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706720352172852">
                <text:p>0.07067203521728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143311023712158">
                <text:p>0.01433110237121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718019008636475">
                <text:p>0.07180190086364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28228759765625">
                <text:p>0.0028228759765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760700702667236">
                <text:p>0.07607007026672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644309520721436">
                <text:p>0.06443095207214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627648830413818">
                <text:p>0.0627648830413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228285789489746">
                <text:p>0.002282857894897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579760074615479">
                <text:p>0.0579760074615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972189903259277">
                <text:p>0.09721899032592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983290672302246">
                <text:p>0.09832906723022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622920989990234">
                <text:p>0.06229209899902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586369037628174">
                <text:p>0.05863690376281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67112922668457">
                <text:p>0.0671129226684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231695175170898">
                <text:p>0.002316951751708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582730770111084">
                <text:p>0.05827307701110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250887870788574">
                <text:p>0.002508878707885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603342056274414">
                <text:p>0.06033420562744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619750022888184">
                <text:p>0.06197500228881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606188774108887">
                <text:p>0.06061887741088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783779621124268">
                <text:p>0.07837796211242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822520256042481">
                <text:p>0.008225202560424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234484672546387">
                <text:p>0.002344846725463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112815856933594">
                <text:p>0.1128158569335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736019611358643">
                <text:p>0.07360196113586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99cm" svg:height="9.005cm" xlink:href=".." xlink:type="simple" chart:class="chart:scatter" chart:style-name="ch1">
        <chart:title svg:x="10.708cm" svg:y="0.316cm" chart:style-name="ch2">
          <text:p>Plot for mean 4</text:p>
        </chart:title>
        <chart:plot-area chart:style-name="ch3" table:cell-range-address="Sheet1.B102:Sheet1.C151" svg:x="1.502cm" svg:y="1.301cm" svg:width="22.606cm" svg:height="6.543cm">
          <chartooo:coordinate-region svg:x="2.414cm" svg:y="1.501cm" svg:width="21.507cm" svg:height="5.696cm"/>
          <chart:axis chart:dimension="x" chart:name="primary-x" chart:style-name="ch4">
            <chart:title svg:x="12.311cm" svg:y="8.024cm" chart:style-name="ch5">
              <text:p>Count</text:p>
            </chart:title>
          </chart:axis>
          <chart:axis chart:dimension="y" chart:name="primary-y" chart:style-name="ch4">
            <chart:title svg:x="0.451cm" svg:y="5.542cm" chart:style-name="ch6">
              <text:p>Service Time</text:p>
            </chart:title>
            <chart:grid chart:style-name="ch7" chart:class="major"/>
          </chart:axis>
          <chart:series chart:style-name="ch8" chart:values-cell-range-address="Sheet1.C102:Sheet1.C151" chart:class="chart:scatter">
            <chart:domain table:cell-range-address="Sheet1.B102:Sheet1.B15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02:Sheet1.B151</svg:desc>
                </draw:g>
              </table:table-cell>
              <table:table-cell office:value-type="float" office:value="0.0737462043762207">
                <text:p>0.0737462043762207</text:p>
                <draw:g>
                  <svg:desc>Sheet1.C102:Sheet1.C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572981834411621">
                <text:p>0.0572981834411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596890449523926">
                <text:p>0.0596890449523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585730075836182">
                <text:p>0.0585730075836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584719181060791">
                <text:p>0.0584719181060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844030380249023">
                <text:p>0.0844030380249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22120475769043">
                <text:p>0.00221204757690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240015983581543">
                <text:p>0.00240015983581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810439586639404">
                <text:p>0.0810439586639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707077980041504">
                <text:p>0.0707077980041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05277061462402">
                <text:p>0.105277061462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83517932891846">
                <text:p>0.183517932891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21660327911377">
                <text:p>0.0021660327911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700430870056152">
                <text:p>0.0700430870056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01771831512451">
                <text:p>0.101771831512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23249053955078">
                <text:p>0.123249053955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612349510192871">
                <text:p>0.06123495101928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07650995254517">
                <text:p>0.107650995254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701727867126465">
                <text:p>0.07017278671264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223779678344727">
                <text:p>0.002237796783447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16292953491211">
                <text:p>0.116292953491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2818717956543">
                <text:p>0.128187179565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64784812927246">
                <text:p>0.2647848129272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32023000717163">
                <text:p>0.2320230007171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255799293518066">
                <text:p>0.002557992935180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650959014892578">
                <text:p>0.06509590148925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604360103607178">
                <text:p>0.06043601036071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116172075271606">
                <text:p>0.116172075271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653600692749023">
                <text:p>0.006536006927490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131070613861084">
                <text:p>0.01310706138610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322198867797852">
                <text:p>0.003221988677978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753641128540039">
                <text:p>0.0753641128540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612549781799317">
                <text:p>0.06125497817993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969681739807129">
                <text:p>0.09696817398071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201010704040527">
                <text:p>0.002010107040405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30788087844849">
                <text:p>0.1307880878448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732979774475098">
                <text:p>0.07329797744750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215506553649902">
                <text:p>0.002155065536499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749030113220215">
                <text:p>0.07490301132202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285696983337402">
                <text:p>0.002856969833374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773861408233643">
                <text:p>0.07738614082336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550711154937744">
                <text:p>0.05507111549377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311803817749023">
                <text:p>0.003118038177490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6398606300354">
                <text:p>0.063986063003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796740055084229">
                <text:p>0.0796740055084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12267971038818">
                <text:p>0.1122679710388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01843118667603">
                <text:p>0.1018431186676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663590431213379">
                <text:p>0.06635904312133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2899169921875">
                <text:p>0.002899169921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712769031524658">
                <text:p>0.07127690315246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9cm" svg:height="9cm" xlink:href=".." xlink:type="simple" chart:class="chart:scatter" chart:style-name="ch1">
        <chart:title svg:x="10.754cm" svg:y="0.316cm" chart:style-name="ch2">
          <text:p>Plot for mean 8</text:p>
        </chart:title>
        <chart:plot-area chart:style-name="ch3" table:cell-range-address="Sheet1.B152:Sheet1.C201" svg:x="1.504cm" svg:y="1.301cm" svg:width="22.693cm" svg:height="6.538cm">
          <chartooo:coordinate-region svg:x="2.416cm" svg:y="1.5cm" svg:width="21.594cm" svg:height="5.692cm"/>
          <chart:axis chart:dimension="x" chart:name="primary-x" chart:style-name="ch4">
            <chart:title svg:x="12.356cm" svg:y="8.019cm" chart:style-name="ch5">
              <text:p>Count</text:p>
            </chart:title>
          </chart:axis>
          <chart:axis chart:dimension="y" chart:name="primary-y" chart:style-name="ch4">
            <chart:title svg:x="0.451cm" svg:y="5.54cm" chart:style-name="ch6">
              <text:p>Service Time</text:p>
            </chart:title>
            <chart:grid chart:style-name="ch7" chart:class="major"/>
          </chart:axis>
          <chart:series chart:style-name="ch8" chart:values-cell-range-address="Sheet1.C152:Sheet1.C201" chart:class="chart:scatter">
            <chart:domain table:cell-range-address="Sheet1.B152:Sheet1.B20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52:Sheet1.B201</svg:desc>
                </draw:g>
              </table:table-cell>
              <table:table-cell office:value-type="float" office:value="0.0608830451965332">
                <text:p>0.0608830451965332</text:p>
                <draw:g>
                  <svg:desc>Sheet1.C152:Sheet1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32351016998291">
                <text:p>0.0032351016998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18457078933716">
                <text:p>0.118457078933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03845119476318">
                <text:p>0.103845119476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92017078399658">
                <text:p>0.1920170783996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651359558105469">
                <text:p>0.06513595581054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38909912109375">
                <text:p>0.003890991210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96796989440918">
                <text:p>0.096796989440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220084190368652">
                <text:p>0.00220084190368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762190818786621">
                <text:p>0.0762190818786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01388931274414">
                <text:p>0.1013889312744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841641426086426">
                <text:p>0.0841641426086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14449024200439">
                <text:p>0.114449024200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360321998596191">
                <text:p>0.00360321998596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948071479797363">
                <text:p>0.0948071479797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91400146484375">
                <text:p>0.009140014648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270605087280273">
                <text:p>0.00270605087280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228786468505859">
                <text:p>0.00228786468505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62047004699707">
                <text:p>0.062047004699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708010196685791">
                <text:p>0.0708010196685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194191932678223">
                <text:p>0.001941919326782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614681243896484">
                <text:p>0.0614681243896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773921012878418">
                <text:p>0.07739210128784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219640731811523">
                <text:p>0.0219640731811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307512283325195">
                <text:p>0.00307512283325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27611255645752">
                <text:p>0.0027611255645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838160514831543">
                <text:p>0.08381605148315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208401679992676">
                <text:p>0.002084016799926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790069103240967">
                <text:p>0.07900691032409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596292018890381">
                <text:p>0.05962920188903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3276481628418">
                <text:p>0.132764816284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35720014572144">
                <text:p>0.1357200145721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41856908798218">
                <text:p>0.1418569087982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27576112747192">
                <text:p>0.1275761127471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526449680328369">
                <text:p>0.05264496803283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625221729278565">
                <text:p>0.06252217292785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937361717224121">
                <text:p>0.09373617172241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38871908187866">
                <text:p>0.1388719081878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22118949890137">
                <text:p>0.1221189498901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400981903076172">
                <text:p>0.04009819030761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95598602294922">
                <text:p>0.001955986022949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682909488677979">
                <text:p>0.0682909488677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380890369415283">
                <text:p>0.03808903694152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753259658813477">
                <text:p>0.07532596588134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33064985275269">
                <text:p>0.1330649852752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219815969467163">
                <text:p>0.2198159694671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51084899902344">
                <text:p>0.1510848999023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207124948501587">
                <text:p>0.207124948501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160820960998535">
                <text:p>0.1608209609985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445795059204102">
                <text:p>0.004457950592041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71cm" svg:height="9.006cm" xlink:href=".." xlink:type="simple" chart:class="chart:scatter" chart:style-name="ch1">
        <chart:title svg:x="10.575cm" svg:y="0.316cm" chart:style-name="ch2">
          <text:p>Plot for mean 32</text:p>
        </chart:title>
        <chart:plot-area chart:style-name="ch3" table:cell-range-address="Sheet1.B252:Sheet1.C301" svg:x="1.502cm" svg:y="1.301cm" svg:width="22.578cm" svg:height="6.544cm">
          <chartooo:coordinate-region svg:x="2.229cm" svg:y="1.5cm" svg:width="21.665cm" svg:height="5.698cm"/>
          <chart:axis chart:dimension="x" chart:name="primary-x" chart:style-name="ch4">
            <chart:title svg:x="12.297cm" svg:y="8.025cm" chart:style-name="ch5">
              <text:p>Count</text:p>
            </chart:title>
          </chart:axis>
          <chart:axis chart:dimension="y" chart:name="primary-y" chart:style-name="ch4">
            <chart:title svg:x="0.451cm" svg:y="5.543cm" chart:style-name="ch6">
              <text:p>Service Time</text:p>
            </chart:title>
            <chart:grid chart:style-name="ch7" chart:class="major"/>
          </chart:axis>
          <chart:series chart:style-name="ch8" chart:values-cell-range-address="Sheet1.C252:Sheet1.C301" chart:class="chart:scatter">
            <chart:domain table:cell-range-address="Sheet1.B252:Sheet1.B30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52:Sheet1.B301</svg:desc>
                </draw:g>
              </table:table-cell>
              <table:table-cell office:value-type="float" office:value="0.00564813613891602">
                <text:p>0.00564813613891602</text:p>
                <draw:g>
                  <svg:desc>Sheet1.C252:Sheet1.C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72302007675171">
                <text:p>0.172302007675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56600952148438">
                <text:p>0.156600952148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53067827224731">
                <text:p>0.153067827224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50803089141846">
                <text:p>0.150803089141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10185050964355">
                <text:p>0.210185050964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07685947418213">
                <text:p>0.207685947418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76816844940186">
                <text:p>0.276816844940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3957314491272">
                <text:p>0.33957314491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12961959838867">
                <text:p>0.412961959838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75940084457398">
                <text:p>0.375940084457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3070387840271">
                <text:p>0.43070387840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17246961593628">
                <text:p>0.5172469615936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99379062652588">
                <text:p>0.599379062652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05121040344238">
                <text:p>0.705121040344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85204982757568">
                <text:p>0.685204982757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22375011444092">
                <text:p>0.6223750114440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18649959564209">
                <text:p>0.618649959564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51650094985962">
                <text:p>0.7516500949859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45672941207886">
                <text:p>0.7456729412078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46574878692627">
                <text:p>0.7465748786926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97861003875732">
                <text:p>0.8978610038757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99210929870606">
                <text:p>0.8992109298706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87598896026611">
                <text:p>0.9875988960266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04651618003845">
                <text:p>1.04651618003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04923295974731">
                <text:p>1.049232959747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07745409011841">
                <text:p>1.077454090118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11815595626831">
                <text:p>1.118155956268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04856419563293">
                <text:p>1.048564195632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06359195709229">
                <text:p>1.063591957092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16440606117249">
                <text:p>1.164406061172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3129141330719">
                <text:p>1.31291413307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29610300064087">
                <text:p>1.296103000640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44244384765625">
                <text:p>1.44244384765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47026705741882">
                <text:p>1.470267057418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47099494934082">
                <text:p>1.470994949340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43778300285339">
                <text:p>1.437783002853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38053297996521">
                <text:p>1.380532979965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6367502212524">
                <text:p>1.463675022125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52701902389526">
                <text:p>1.527019023895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58835005760193">
                <text:p>1.588350057601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65571999549866">
                <text:p>1.655719995498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79499316215515">
                <text:p>1.79499316215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71513390541077">
                <text:p>1.715133905410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79511213302612">
                <text:p>1.795112133026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93850207328796">
                <text:p>1.938502073287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94037914276123">
                <text:p>1.940379142761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.07008218765259">
                <text:p>2.070082187652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06488299369812">
                <text:p>2.064882993698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00784683227539">
                <text:p>2.007846832275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489cm" svg:height="9.006cm" xlink:href=".." xlink:type="simple" chart:class="chart:scatter" chart:style-name="ch1">
        <chart:title svg:x="10.534cm" svg:y="0.316cm" chart:style-name="ch2">
          <text:p>Plot for mean 16</text:p>
        </chart:title>
        <chart:plot-area chart:style-name="ch3" table:cell-range-address="Sheet1.B202:Sheet1.C251" svg:x="1.5cm" svg:y="1.301cm" svg:width="22.5cm" svg:height="6.544cm">
          <chartooo:coordinate-region svg:x="2.227cm" svg:y="1.501cm" svg:width="21.587cm" svg:height="5.697cm"/>
          <chart:axis chart:dimension="x" chart:name="primary-x" chart:style-name="ch4">
            <chart:title svg:x="12.256cm" svg:y="8.025cm" chart:style-name="ch5">
              <text:p>Count</text:p>
            </chart:title>
          </chart:axis>
          <chart:axis chart:dimension="y" chart:name="primary-y" chart:style-name="ch4">
            <chart:title svg:x="0.451cm" svg:y="5.543cm" chart:style-name="ch6">
              <text:p>Service Time</text:p>
            </chart:title>
            <chart:grid chart:style-name="ch7" chart:class="major"/>
          </chart:axis>
          <chart:series chart:style-name="ch8" chart:values-cell-range-address="Sheet1.C202:Sheet1.C251" chart:class="chart:scatter">
            <chart:domain table:cell-range-address="Sheet1.B202:Sheet1.B25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02:Sheet1.B251</svg:desc>
                </draw:g>
              </table:table-cell>
              <table:table-cell office:value-type="float" office:value="0.0743989944458008">
                <text:p>0.0743989944458008</text:p>
                <draw:g>
                  <svg:desc>Sheet1.C202:Sheet1.C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06589698791504">
                <text:p>0.00206589698791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11142873764038">
                <text:p>0.111142873764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8611216545105">
                <text:p>0.18611216545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38999032974243">
                <text:p>0.338999032974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25248861312866">
                <text:p>0.425248861312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2008113861084">
                <text:p>0.42008113861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73901844024658">
                <text:p>0.3739018440246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5460090637207">
                <text:p>0.35460090637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02815198898315">
                <text:p>0.3028151988983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64595031738281">
                <text:p>0.264595031738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63281106948853">
                <text:p>0.263281106948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886971950531006">
                <text:p>0.08869719505310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51246070861816">
                <text:p>0.1512460708618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40034914016724">
                <text:p>0.1400349140167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97204113006592">
                <text:p>0.1972041130065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43380069732666">
                <text:p>0.243380069732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67261838912964">
                <text:p>0.167261838912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16264009475708">
                <text:p>0.2162640094757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69093036651611">
                <text:p>0.2690930366516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2039213180542">
                <text:p>0.320392131805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339223861694336">
                <text:p>0.3392238616943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32045936584473">
                <text:p>0.432045936584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34192085266113">
                <text:p>0.534192085266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33615016937256">
                <text:p>0.6336150169372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41340017318726">
                <text:p>0.6413400173187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00099802017212">
                <text:p>0.600099802017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03422975540161">
                <text:p>0.5034229755401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588513851165772">
                <text:p>0.5885138511657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33204078674316">
                <text:p>0.5332040786743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566905975341797">
                <text:p>0.5669059753417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51608085632324">
                <text:p>0.5516080856323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40846967697144">
                <text:p>0.6408469676971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42575979232788">
                <text:p>0.642575979232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746482133865356">
                <text:p>0.7464821338653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9241099357605">
                <text:p>0.892410993576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14549112319946">
                <text:p>0.9145491123199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03458499908447">
                <text:p>1.03458499908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66326951980591">
                <text:p>0.9663269519805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98654937744141">
                <text:p>0.898654937744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97962808609009">
                <text:p>0.8979628086090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10375833511352">
                <text:p>0.9103758335113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62523937225342">
                <text:p>0.9625239372253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1753101348877">
                <text:p>0.917531013488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01292014122009">
                <text:p>1.012920141220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39850091934204">
                <text:p>0.9398500919342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52162027359009">
                <text:p>0.9521620273590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37923908233643">
                <text:p>0.9379239082336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15081977844238">
                <text:p>0.9150819778442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07743883132935">
                <text:p>0.7077438831329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26cm" svg:height="9.006cm" xlink:href=".." xlink:type="simple" chart:class="chart:scatter" chart:style-name="ch1">
        <chart:title svg:x="10.603cm" svg:y="0.316cm" chart:style-name="ch2">
          <text:p>Plot for mean 64</text:p>
        </chart:title>
        <chart:plot-area chart:style-name="ch3" table:cell-range-address="Sheet1.B302:Sheet1.C351" svg:x="1.503cm" svg:y="1.301cm" svg:width="22.631cm" svg:height="6.544cm">
          <chartooo:coordinate-region svg:x="2.23cm" svg:y="1.501cm" svg:width="21.717cm" svg:height="5.697cm"/>
          <chart:axis chart:dimension="x" chart:name="primary-x" chart:style-name="ch4">
            <chart:title svg:x="12.324cm" svg:y="8.025cm" chart:style-name="ch5">
              <text:p>Count</text:p>
            </chart:title>
          </chart:axis>
          <chart:axis chart:dimension="y" chart:name="primary-y" chart:style-name="ch4">
            <chart:title svg:x="0.451cm" svg:y="5.543cm" chart:style-name="ch6">
              <text:p>Service Time</text:p>
            </chart:title>
            <chart:grid chart:style-name="ch7" chart:class="major"/>
          </chart:axis>
          <chart:series chart:style-name="ch8" chart:values-cell-range-address="Sheet1.C302:Sheet1.C351" chart:class="chart:scatter">
            <chart:domain table:cell-range-address="Sheet1.B302:Sheet1.B35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02:Sheet1.B351</svg:desc>
                </draw:g>
              </table:table-cell>
              <table:table-cell office:value-type="float" office:value="0.016732931137085">
                <text:p>0.016732931137085</text:p>
                <draw:g>
                  <svg:desc>Sheet1.C302:Sheet1.C3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07825040817261">
                <text:p>0.1078250408172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06242895126343">
                <text:p>0.106242895126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14355945587158">
                <text:p>0.214355945587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90718793869019">
                <text:p>0.290718793869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71202945709229">
                <text:p>0.3712029457092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13816928863525">
                <text:p>0.413816928863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55464029312134">
                <text:p>0.555464029312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39049863815308">
                <text:p>0.539049863815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27105093002319">
                <text:p>0.527105093002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07303857803345">
                <text:p>0.607303857803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73380041122437">
                <text:p>0.7733800411224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70622968673706">
                <text:p>0.7706229686737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07098054885864">
                <text:p>0.907098054885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03568601608276">
                <text:p>1.035686016082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12272906303406">
                <text:p>1.12272906303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19273900985718">
                <text:p>1.192739009857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17389893531799">
                <text:p>1.17389893531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27390813827515">
                <text:p>1.27390813827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34779810905457">
                <text:p>1.347798109054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31450700759888">
                <text:p>1.314507007598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5166897773743">
                <text:p>1.45166897773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5856904983521">
                <text:p>1.458569049835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53770208358765">
                <text:p>1.53770208358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63248300552368">
                <text:p>1.632483005523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61757683753967">
                <text:p>1.617576837539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74103212356567">
                <text:p>1.741032123565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84656810760498">
                <text:p>1.846568107604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90944790840149">
                <text:p>1.90944790840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98287200927734">
                <text:p>1.982872009277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9801778793335">
                <text:p>1.9801778793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05133605003357">
                <text:p>2.051336050033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13119196891785">
                <text:p>2.131191968917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21195292472839">
                <text:p>2.211952924728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19213104248047">
                <text:p>2.192131042480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.29829788208008">
                <text:p>2.298297882080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44662499427795">
                <text:p>2.446624994277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.61093497276306">
                <text:p>2.61093497276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.71973586082458">
                <text:p>2.719735860824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7209529876709">
                <text:p>2.72095298767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.72291398048401">
                <text:p>2.722913980484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71509289741516">
                <text:p>2.715092897415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77985286712646">
                <text:p>2.779852867126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85201287269592">
                <text:p>2.852012872695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96525597572327">
                <text:p>2.965255975723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.05728197097778">
                <text:p>3.057281970977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.21247982978821">
                <text:p>3.212479829788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.1846649646759">
                <text:p>3.18466496467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.29955101013184">
                <text:p>3.299551010131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28585314750671">
                <text:p>3.285853147506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